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MP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tivation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Inference Time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5.70 KiB</text:p>
          </table:table-cell>
          <table:table-cell office:value-type="string" calcext:value-type="string">
            <text:p>4.25 KiB</text:p>
          </table:table-cell>
          <table:table-cell office:value-type="string" calcext:value-type="string">
            <text:p>4.55 KiB</text:p>
          </table:table-cell>
          <table:table-cell office:value-type="float" office:value="67168" calcext:value-type="float">
            <text:p>6716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vg voter TMR</text:p>
          </table:table-cell>
          <table:table-cell office:value-type="string" calcext:value-type="string">
            <text:p>5.70 KiB</text:p>
          </table:table-cell>
          <table:table-cell office:value-type="string" calcext:value-type="string">
            <text:p>12.12 KiB</text:p>
          </table:table-cell>
          <table:table-cell office:value-type="string" calcext:value-type="string">
            <text:p>12.42 KiB</text:p>
          </table:table-cell>
          <table:table-cell office:value-type="float" office:value="190080" calcext:value-type="float">
            <text:p>190080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string" calcext:value-type="string">
            <text:p>Bias TMR</text:p>
          </table:table-cell>
          <table:table-cell office:value-type="string" calcext:value-type="string">
            <text:p>5.89 KiB</text:p>
          </table:table-cell>
          <table:table-cell office:value-type="string" calcext:value-type="string">
            <text:p>7.50 KiB</text:p>
          </table:table-cell>
          <table:table-cell office:value-type="string" calcext:value-type="string">
            <text:p>7.80 KiB</text:p>
          </table:table-cell>
          <table:table-cell office:value-type="float" office:value="67168" calcext:value-type="float">
            <text:p>67168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Conv2d TMR</text:p>
          </table:table-cell>
          <table:table-cell office:value-type="string" calcext:value-type="string">
            <text:p>5.71 KiB</text:p>
          </table:table-cell>
          <table:table-cell office:value-type="string" calcext:value-type="string">
            <text:p>15.00 KiB</text:p>
          </table:table-cell>
          <table:table-cell office:value-type="string" calcext:value-type="string">
            <text:p>15.30 KiB</text:p>
          </table:table-cell>
          <table:table-cell office:value-type="float" office:value="76944" calcext:value-type="float">
            <text:p>76944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tivation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Inference Time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11.97 KiB</text:p>
          </table:table-cell>
          <table:table-cell office:value-type="string" calcext:value-type="string">
            <text:p>1.75 KiB</text:p>
          </table:table-cell>
          <table:table-cell office:value-type="string" calcext:value-type="string">
            <text:p>2.05 KiB</text:p>
          </table:table-cell>
          <table:table-cell office:value-type="float" office:value="14404" calcext:value-type="float">
            <text:p>1440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11.97 KiB</text:p>
          </table:table-cell>
          <table:table-cell office:value-type="string" calcext:value-type="string">
            <text:p>1.75 KiB</text:p>
          </table:table-cell>
          <table:table-cell office:value-type="string" calcext:value-type="string">
            <text:p>2.05 KiB</text:p>
          </table:table-cell>
          <table:table-cell office:value-type="float" office:value="15052" calcext:value-type="float">
            <text:p>15052</text:p>
          </table:table-cell>
          <table:table-cell office:value-type="float" office:value="0.052" calcext:value-type="float">
            <text:p>0.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3:23:45.016353849</meta:creation-date>
    <dc:date>2026-03-11T13:45:54.696515401</dc:date>
    <meta:editing-duration>PT1M34S</meta:editing-duration>
    <meta:editing-cycles>1</meta:editing-cycles>
    <meta:document-statistic meta:table-count="1" meta:cell-count="48" meta:object-count="0"/>
    <meta:generator>LibreOffice/25.8.4.2$Linux_X86_64 LibreOffice_project/580$Build-2</meta:generator>
  </office:meta>
</office:document-meta>
</file>